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9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exemp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6T22:35:28.027000000</meta:creation-date>
    <dc:date>2023-06-26T22:35:39.786000000</dc:date>
    <meta:editing-duration>PT30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6"/>
    <meta:generator>LibreOffice/7.5.1.2$Windows_X86_64 LibreOffice_project/fcbaee479e84c6cd81291587d2ee68cba099e129</meta:generator>
  </office:meta>
</office:document-meta>
</file>